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Raleway" svg:font-family="Raleway, sans-serif"/>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088fe4"/>
    </style:style>
    <style:style style:name="P2" style:family="paragraph" style:parent-style-name="List_20_Paragraph" style:list-style-name="L1">
      <style:paragraph-properties fo:text-align="justify" style:justify-single-word="false"/>
      <style:text-properties officeooo:paragraph-rsid="08331d34"/>
    </style:style>
    <style:style style:name="P3" style:family="paragraph" style:parent-style-name="List_20_Paragraph" style:list-style-name="L1">
      <style:paragraph-properties fo:text-align="justify" style:justify-single-word="false"/>
      <style:text-properties officeooo:paragraph-rsid="07e27867"/>
    </style:style>
    <style:style style:name="P4" style:family="paragraph" style:parent-style-name="List_20_Paragraph" style:list-style-name="L1">
      <style:paragraph-properties fo:text-align="justify" style:justify-single-word="false"/>
      <style:text-properties officeooo:paragraph-rsid="07f5eaf9"/>
    </style:style>
    <style:style style:name="P5" style:family="paragraph" style:parent-style-name="List_20_Paragraph" style:list-style-name="L1">
      <style:paragraph-properties fo:text-align="justify" style:justify-single-word="false"/>
      <style:text-properties officeooo:paragraph-rsid="07e66fec"/>
    </style:style>
    <style:style style:name="P6" style:family="paragraph" style:parent-style-name="List_20_Paragraph" style:list-style-name="L1">
      <style:paragraph-properties fo:text-align="justify" style:justify-single-word="false"/>
      <style:text-properties officeooo:paragraph-rsid="08161b19"/>
    </style:style>
    <style:style style:name="P7" style:family="paragraph" style:parent-style-name="List_20_Paragraph" style:list-style-name="L1">
      <style:paragraph-properties fo:text-align="justify" style:justify-single-word="false"/>
      <style:text-properties officeooo:paragraph-rsid="0822f2bf"/>
    </style:style>
    <style:style style:name="P8" style:family="paragraph" style:parent-style-name="List_20_Paragraph" style:list-style-name="L1">
      <style:paragraph-properties fo:text-align="justify" style:justify-single-word="false"/>
      <style:text-properties officeooo:paragraph-rsid="0825b97d"/>
    </style:style>
    <style:style style:name="P9" style:family="paragraph" style:parent-style-name="List_20_Paragraph" style:list-style-name="L1">
      <style:paragraph-properties fo:text-align="justify" style:justify-single-word="false"/>
      <style:text-properties officeooo:paragraph-rsid="07e6a136"/>
    </style:style>
    <style:style style:name="P10" style:family="paragraph" style:parent-style-name="List_20_Paragraph" style:list-style-name="L1">
      <style:paragraph-properties fo:text-align="justify" style:justify-single-word="false"/>
      <style:text-properties officeooo:paragraph-rsid="07e87e62"/>
    </style:style>
    <style:style style:name="P11" style:family="paragraph" style:parent-style-name="List_20_Paragraph" style:list-style-name="L1">
      <style:paragraph-properties fo:text-align="justify" style:justify-single-word="false"/>
      <style:text-properties officeooo:paragraph-rsid="07ee6983"/>
    </style:style>
    <style:style style:name="P12" style:family="paragraph" style:parent-style-name="List_20_Paragraph" style:list-style-name="L1">
      <style:paragraph-properties fo:text-align="justify" style:justify-single-word="false"/>
      <style:text-properties officeooo:paragraph-rsid="07ec8fc3"/>
    </style:style>
    <style:style style:name="P13" style:family="paragraph" style:parent-style-name="List_20_Paragraph" style:list-style-name="L1">
      <style:paragraph-properties fo:text-align="justify" style:justify-single-word="false"/>
      <style:text-properties officeooo:paragraph-rsid="07f02e12"/>
    </style:style>
    <style:style style:name="P14" style:family="paragraph" style:parent-style-name="List_20_Paragraph" style:list-style-name="L1">
      <style:paragraph-properties fo:text-align="justify" style:justify-single-word="false"/>
      <style:text-properties officeooo:paragraph-rsid="07f89d0a"/>
    </style:style>
    <style:style style:name="P15" style:family="paragraph" style:parent-style-name="List_20_Paragraph" style:list-style-name="L1">
      <style:paragraph-properties fo:text-align="justify" style:justify-single-word="false"/>
      <style:text-properties officeooo:paragraph-rsid="07f1ccc1"/>
    </style:style>
    <style:style style:name="P16" style:family="paragraph" style:parent-style-name="List_20_Paragraph" style:list-style-name="L1">
      <style:paragraph-properties fo:text-align="justify" style:justify-single-word="false"/>
      <style:text-properties officeooo:paragraph-rsid="080f0daa"/>
    </style:style>
    <style:style style:name="P17" style:family="paragraph" style:parent-style-name="List_20_Paragraph" style:list-style-name="L1">
      <style:paragraph-properties fo:text-align="justify" style:justify-single-word="false"/>
      <style:text-properties officeooo:paragraph-rsid="08271301"/>
    </style:style>
    <style:style style:name="P18" style:family="paragraph" style:parent-style-name="List_20_Paragraph" style:list-style-name="L1">
      <style:paragraph-properties fo:text-align="justify" style:justify-single-word="false"/>
      <style:text-properties officeooo:paragraph-rsid="0827c661"/>
    </style:style>
    <style:style style:name="P19" style:family="paragraph" style:parent-style-name="List_20_Paragraph" style:list-style-name="L1">
      <style:paragraph-properties fo:text-align="justify" style:justify-single-word="false"/>
      <style:text-properties officeooo:paragraph-rsid="082a0a90"/>
    </style:style>
    <style:style style:name="P20" style:family="paragraph" style:parent-style-name="List_20_Paragraph" style:list-style-name="L1">
      <style:paragraph-properties fo:text-align="justify" style:justify-single-word="false"/>
      <style:text-properties officeooo:paragraph-rsid="082bfedf"/>
    </style:style>
    <style:style style:name="P21" style:family="paragraph" style:parent-style-name="List_20_Paragraph" style:list-style-name="L1">
      <style:paragraph-properties fo:text-align="justify" style:justify-single-word="false"/>
      <style:text-properties officeooo:paragraph-rsid="07f37fc8"/>
    </style:style>
    <style:style style:name="P22" style:family="paragraph" style:parent-style-name="List_20_Paragraph" style:list-style-name="L1">
      <style:paragraph-properties fo:text-align="justify" style:justify-single-word="false"/>
      <style:text-properties officeooo:paragraph-rsid="0833afe9"/>
    </style:style>
    <style:style style:name="P23" style:family="paragraph" style:parent-style-name="List_20_Paragraph" style:list-style-name="L1">
      <style:paragraph-properties fo:text-align="justify" style:justify-single-word="false"/>
      <style:text-properties officeooo:paragraph-rsid="0840c021"/>
    </style:style>
    <style:style style:name="P24" style:family="paragraph" style:parent-style-name="List_20_Paragraph" style:list-style-name="L1">
      <style:paragraph-properties fo:text-align="justify" style:justify-single-word="false"/>
      <style:text-properties officeooo:paragraph-rsid="084ee8bc"/>
    </style:style>
    <style:style style:name="P25" style:family="paragraph" style:parent-style-name="List_20_Paragraph" style:list-style-name="L1">
      <style:paragraph-properties fo:text-align="justify" style:justify-single-word="false"/>
      <style:text-properties officeooo:paragraph-rsid="08510ed0"/>
    </style:style>
    <style:style style:name="P26" style:family="paragraph" style:parent-style-name="List_20_Paragraph" style:list-style-name="L1">
      <style:paragraph-properties fo:text-align="justify" style:justify-single-word="false"/>
      <style:text-properties officeooo:paragraph-rsid="0867d6d0"/>
    </style:style>
    <style:style style:name="P27" style:family="paragraph" style:parent-style-name="List_20_Paragraph" style:list-style-name="L1">
      <style:paragraph-properties fo:text-align="justify" style:justify-single-word="false"/>
      <style:text-properties officeooo:paragraph-rsid="08692e9f"/>
    </style:style>
    <style:style style:name="P28" style:family="paragraph" style:parent-style-name="List_20_Paragraph" style:list-style-name="L1">
      <style:paragraph-properties fo:text-align="justify" style:justify-single-word="false"/>
      <style:text-properties officeooo:paragraph-rsid="08695f61"/>
    </style:style>
    <style:style style:name="P29" style:family="paragraph" style:parent-style-name="List_20_Paragraph" style:list-style-name="L1">
      <style:paragraph-properties fo:text-align="justify" style:justify-single-word="false"/>
      <style:text-properties officeooo:paragraph-rsid="0873d707"/>
    </style:style>
    <style:style style:name="P30" style:family="paragraph" style:parent-style-name="List_20_Paragraph" style:list-style-name="L1">
      <style:paragraph-properties fo:text-align="justify" style:justify-single-word="false"/>
      <style:text-properties officeooo:paragraph-rsid="0876cee7"/>
    </style:style>
    <style:style style:name="P31" style:family="paragraph" style:parent-style-name="List_20_Paragraph" style:list-style-name="L5">
      <style:paragraph-properties fo:text-align="justify" style:justify-single-word="false"/>
      <style:text-properties officeooo:paragraph-rsid="081cd456"/>
    </style:style>
    <style:style style:name="P32" style:family="paragraph" style:parent-style-name="List_20_Paragraph" style:list-style-name="L5">
      <style:paragraph-properties fo:text-align="justify" style:justify-single-word="false"/>
      <style:text-properties officeooo:paragraph-rsid="081e63ce"/>
    </style:style>
    <style:style style:name="P33" style:family="paragraph" style:parent-style-name="List_20_Paragraph" style:list-style-name="L5">
      <style:paragraph-properties fo:text-align="justify" style:justify-single-word="false"/>
      <style:text-properties officeooo:paragraph-rsid="083b7ff2"/>
    </style:style>
    <style:style style:name="P34" style:family="paragraph" style:parent-style-name="List_20_Paragraph" style:list-style-name="L9">
      <style:paragraph-properties fo:text-align="justify" style:justify-single-word="false"/>
      <style:text-properties officeooo:paragraph-rsid="08524661"/>
    </style:style>
    <style:style style:name="P35" style:family="paragraph" style:parent-style-name="List_20_Paragraph" style:list-style-name="L10">
      <style:paragraph-properties fo:text-align="justify" style:justify-single-word="false"/>
      <style:text-properties officeooo:paragraph-rsid="08524661"/>
    </style:style>
    <style:style style:name="P36" style:family="paragraph" style:parent-style-name="List_20_Paragraph" style:list-style-name="L11">
      <style:paragraph-properties fo:text-align="justify" style:justify-single-word="false"/>
      <style:text-properties officeooo:paragraph-rsid="085564ba"/>
    </style:style>
    <style:style style:name="P37" style:family="paragraph" style:parent-style-name="List_20_Paragraph" style:list-style-name="L12">
      <style:paragraph-properties fo:text-align="justify" style:justify-single-word="false"/>
      <style:text-properties officeooo:paragraph-rsid="085627b7"/>
    </style:style>
    <style:style style:name="P38" style:family="paragraph" style:parent-style-name="List_20_Paragraph" style:list-style-name="L13">
      <style:paragraph-properties fo:text-align="justify" style:justify-single-word="false"/>
      <style:text-properties officeooo:paragraph-rsid="0856513e"/>
    </style:style>
    <style:style style:name="P39" style:family="paragraph" style:parent-style-name="List_20_Paragraph" style:list-style-name="L14">
      <style:paragraph-properties fo:text-align="justify" style:justify-single-word="false"/>
      <style:text-properties officeooo:paragraph-rsid="0857f79b"/>
    </style:style>
    <style:style style:name="P40" style:family="paragraph" style:parent-style-name="List_20_Paragraph" style:list-style-name="L15">
      <style:paragraph-properties fo:text-align="justify" style:justify-single-word="false"/>
      <style:text-properties officeooo:paragraph-rsid="085b0897"/>
    </style:style>
    <style:style style:name="P41" style:family="paragraph" style:parent-style-name="List_20_Paragraph" style:list-style-name="L16">
      <style:paragraph-properties fo:text-align="justify" style:justify-single-word="false"/>
      <style:text-properties officeooo:paragraph-rsid="0860156e"/>
    </style:style>
    <style:style style:name="P42" style:family="paragraph" style:parent-style-name="List_20_Paragraph" style:list-style-name="L18">
      <style:paragraph-properties fo:text-align="justify" style:justify-single-word="false"/>
      <style:text-properties officeooo:paragraph-rsid="0862047a"/>
    </style:style>
    <style:style style:name="P43" style:family="paragraph" style:parent-style-name="List_20_Paragraph" style:list-style-name="L19">
      <style:paragraph-properties fo:text-align="justify" style:justify-single-word="false"/>
      <style:text-properties officeooo:paragraph-rsid="0863bd26"/>
    </style:style>
    <style:style style:name="P44" style:family="paragraph" style:parent-style-name="List_20_Paragraph" style:list-style-name="L20">
      <style:paragraph-properties fo:text-align="justify" style:justify-single-word="false"/>
      <style:text-properties officeooo:paragraph-rsid="0863bd26"/>
    </style:style>
    <style:style style:name="P45" style:family="paragraph" style:parent-style-name="List_20_Paragraph" style:list-style-name="L21">
      <style:paragraph-properties fo:text-align="justify" style:justify-single-word="false"/>
      <style:text-properties officeooo:paragraph-rsid="0863bd26"/>
    </style:style>
    <style:style style:name="P46" style:family="paragraph" style:parent-style-name="List_20_Paragraph" style:list-style-name="L22">
      <style:paragraph-properties fo:text-align="justify" style:justify-single-word="false"/>
      <style:text-properties officeooo:paragraph-rsid="086e75ad"/>
    </style:style>
    <style:style style:name="P47" style:family="paragraph" style:parent-style-name="List_20_Paragraph" style:list-style-name="L5">
      <style:paragraph-properties fo:text-align="justify" style:justify-single-word="false"/>
      <style:text-properties fo:font-size="9pt" officeooo:rsid="0804f170" officeooo:paragraph-rsid="0811ef09" style:font-size-asian="9pt" style:font-size-complex="9pt"/>
    </style:style>
    <style:style style:name="P48" style:family="paragraph" style:parent-style-name="List_20_Paragraph" style:list-style-name="L5">
      <style:paragraph-properties fo:text-align="justify" style:justify-single-word="false"/>
      <style:text-properties officeooo:rsid="07fce5fd" officeooo:paragraph-rsid="08144ebd"/>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de23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e87e6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e990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ec8f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f1cc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f5ea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80f0d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810a9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110a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2167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2713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2a0a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3b7ff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40c0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5b089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436d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67d6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692e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695f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6ef1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73d70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e18c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e6a13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ec8f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f5ea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f1bf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f1cc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8088fe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81a648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833afe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83501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81cd4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81e63c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840c02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81680e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8436d8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84499f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45769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45b3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46858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032b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49e2d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06d60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84ee8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bold" officeooo:rsid="08510e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bold" officeooo:rsid="0852466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bold" officeooo:rsid="080f0da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bold" officeooo:rsid="083b7ff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bold" officeooo:rsid="082a0a9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867d6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8692e9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8695f6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86b4e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86b795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86ef12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officeooo:rsid="07dfda2c"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officeooo:rsid="08436d8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officeooo:rsid="082a0a9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officeooo:rsid="0867d6d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officeooo:rsid="08692e9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officeooo:rsid="08695f61"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officeooo:rsid="086ef122"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5" style:family="text">
      <style:text-properties fo:font-variant="normal" fo:text-transform="none" fo:color="#000000" style:text-line-through-style="none" style:text-line-through-type="none" style:font-name="Arial" fo:font-size="9pt" fo:letter-spacing="normal" fo:font-style="normal" style:text-underline-style="none" fo:font-weight="normal" officeooo:rsid="07f02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Arial" fo:font-size="9pt" style:text-underline-style="none" fo:font-weight="normal" officeooo:rsid="080f0daa"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67" style:family="text">
      <style:text-properties fo:font-variant="normal" fo:text-transform="none" fo:color="#000000" style:text-line-through-style="none" style:text-line-through-type="none" style:font-name="arial" fo:font-size="9pt" fo:letter-spacing="normal" fo:font-style="normal" style:text-underline-style="none" fo:font-weight="normal" officeooo:rsid="07ec8f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8" style:family="text">
      <style:text-properties fo:font-variant="normal" fo:text-transform="none" fo:color="#585858" style:text-line-through-style="none" style:text-line-through-type="none" style:font-name="Raleway" fo:font-size="8pt" fo:letter-spacing="normal" fo:font-style="normal" style:text-underline-style="none" fo:font-weight="bold" officeooo:rsid="07e87e62" style:text-blinking="false" fo:background-color="transparent" loext:char-shading-value="0" style:font-name-asian="Times New Roman1" style:font-size-asian="8pt" style:font-style-asian="normal" style:font-weight-asian="bold" style:font-name-complex="Calibri1" style:font-size-complex="8pt" style:font-style-complex="normal" style:font-weight-complex="bold" loext:padding="0cm" loext:border="none"/>
    </style:style>
    <style:style style:name="T69" style:family="text">
      <style:text-properties fo:font-variant="normal" fo:text-transform="none" fo:color="#ff0000"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0" style:family="text">
      <style:text-properties fo:font-variant="normal" fo:text-transform="none" fo:color="#ff0000"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1" style:family="text">
      <style:text-properties fo:font-variant="normal" fo:text-transform="none" fo:color="#ff0000" style:text-line-through-style="none" style:text-line-through-type="none" style:font-name="Arial" fo:font-size="9pt" fo:font-style="normal" style:text-underline-style="none" fo:font-weight="normal" officeooo:rsid="082fbb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2" style:family="text">
      <style:text-properties fo:font-variant="normal" fo:text-transform="none" fo:color="#ff0000" style:text-line-through-style="none" style:text-line-through-type="none" style:font-name="Arial" fo:font-size="9pt" fo:font-style="normal" style:text-underline-style="none" fo:font-weight="bold" officeooo:rsid="08088fe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ff0000" style:text-line-through-style="none" style:text-line-through-type="none" style:font-name="Arial" fo:font-size="9pt" fo:font-style="normal" style:text-underline-style="none" fo:font-weight="bold" officeooo:rsid="0830c41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ff0000" style:text-line-through-style="none" style:text-line-through-type="none" style:font-name="Arial" fo:font-size="9pt" fo:font-style="normal" style:text-underline-style="none" fo:font-weight="bold" officeooo:rsid="08324c5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ff0000" style:text-line-through-style="none" style:text-line-through-type="none" style:font-name="Arial" fo:font-size="9pt" fo:font-style="normal" style:text-underline-style="none" fo:font-weight="bold" officeooo:rsid="08331d3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ff0000" style:text-line-through-style="none" style:text-line-through-type="none" style:font-name="Arial" fo:font-size="9pt" fo:font-style="normal" style:text-underline-style="none" fo:font-weight="bold" officeooo:rsid="08032b8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ff0000" style:text-line-through-style="none" style:text-line-through-type="none" style:font-name="Arial" fo:font-size="9pt" fo:font-style="normal" style:text-underline-style="none" fo:font-weight="bold" officeooo:rsid="08382ef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ff0000" style:text-line-through-style="none" style:text-line-through-type="none" style:font-name="Arial" fo:font-size="9pt" fo:font-style="normal" style:text-underline-style="none" fo:font-weight="bold" officeooo:rsid="083948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ff0000" style:text-line-through-style="none" style:text-line-through-type="none" style:font-name="Arial" fo:font-size="9pt" fo:font-style="normal" style:text-underline-style="none" fo:font-weight="bold" officeooo:rsid="080d5a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ff0000" style:text-line-through-style="none" style:text-line-through-type="none" style:font-name="Arial" fo:font-size="9pt" fo:font-style="normal" style:text-underline-style="none" officeooo:rsid="07dfda2c"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81" style:family="text">
      <style:text-properties fo:font-variant="normal" fo:text-transform="none" style:text-line-through-style="none" style:text-line-through-type="none" style:font-name="Arial" fo:font-size="9pt" fo:font-style="normal" style:text-underline-style="none" fo:font-weight="bold" officeooo:rsid="0867d6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style:text-line-through-style="none" style:text-line-through-type="none" style:font-name="Arial" fo:font-size="9pt" fo:font-style="normal" style:text-underline-style="none" fo:font-weight="bold" officeooo:rsid="086b4e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style:text-line-through-style="none" style:text-line-through-type="none" style:font-name="Arial" fo:font-size="9pt" fo:font-style="normal" style:text-underline-style="none" fo:font-weight="bold" officeooo:rsid="086b795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style:text-line-through-style="none" style:text-line-through-type="none" style:font-name="Arial" fo:font-size="9pt" fo:font-style="normal" style:text-underline-style="none" fo:font-weight="bold" officeooo:rsid="08692e9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663300" style:text-line-through-style="none" style:text-line-through-type="none" style:font-name="Arial" fo:font-size="9pt" fo:font-style="normal" style:text-underline-style="none" fo:font-weight="bold" officeooo:rsid="0867d6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663300" style:text-line-through-style="none" style:text-line-through-type="none" style:font-name="Arial" fo:font-size="9pt" fo:font-style="normal" style:text-underline-style="none" fo:font-weight="bold" officeooo:rsid="086b4e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663300" style:text-line-through-style="none" style:text-line-through-type="none" style:font-name="Arial" fo:font-size="9pt" fo:font-style="normal" style:text-underline-style="none" fo:font-weight="bold" officeooo:rsid="086b795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663300" style:text-line-through-style="none" style:text-line-through-type="none" style:font-name="Arial" fo:font-size="9pt" fo:font-style="normal" style:text-underline-style="none" fo:font-weight="bold" officeooo:rsid="08692e9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9" style:family="text">
      <style:text-properties fo:font-size="9pt" officeooo:rsid="08144ebd" style:font-size-asian="9pt" style:font-size-complex="9pt"/>
    </style:style>
    <style:style style:name="T90" style:family="text">
      <style:text-properties officeooo:rsid="08018151"/>
    </style:style>
    <style:style style:name="T91" style:family="text">
      <style:text-properties fo:color="#ff0000"/>
    </style:style>
    <style:style style:name="T92" style:family="text">
      <style:text-properties fo:color="#663300"/>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51883711754028986" text:style-name="L1">
        <text:list-item>
          <text:p text:style-name="P1"><text:span text:style-name="Strong_20_Emphasis"><text:span text:style-name="T72">RabbitMQ is a message bus built in Erlang </text:span></text:span><text:span text:style-name="Strong_20_Emphasis"><text:span text:style-name="T73">programming language</text:span></text:span><text:span text:style-name="Strong_20_Emphasis"><text:span text:style-name="T72">. It implements the AMQP protocol. </text:span></text:span><text:span text:style-name="Strong_20_Emphasis"><text:span text:style-name="T74">M</text:span></text:span><text:span text:style-name="Strong_20_Emphasis"><text:span text:style-name="T72">eaning you can use an AMQP client with any compliant AMQP server.</text:span></text:span></text:p>
          <text:p text:style-name="P2"><text:a xlink:type="simple" xlink:href="https://dzone.com/articles/rabbitmq-and-short-intro-amqp" text:style-name="Internet_20_link" text:visited-style-name="Visited_20_Internet_20_Link"><text:span text:style-name="Strong_20_Emphasis"><text:span text:style-name="T75">https://dzone.com/articles/rabbitmq-and-short-intro-amqp</text:span></text:span></text:a></text:p>
        </text:list-item>
        <text:list-item>
          <text:p text:style-name="P22"><text:span text:style-name="Strong_20_Emphasis"><text:span text:style-name="T32">Just see </text:span></text:span><text:span text:style-name="Strong_20_Emphasis"><text:span text:style-name="T33">(don’t read)</text:span></text:span><text:span text:style-name="Strong_20_Emphasis"><text:span text:style-name="T32">:</text:span></text:span></text:p>
          <text:p text:style-name="P22"><text:a xlink:type="simple" xlink:href="http://www.rabbitmq.com/configure.html#config-items" text:style-name="Internet_20_link" text:visited-style-name="Visited_20_Internet_20_Link"><text:span text:style-name="Strong_20_Emphasis"><text:span text:style-name="T30">http://www.rabbitmq.com/configure.html#config-items</text:span></text:span></text:a></text:p>
        </text:list-item>
        <text:list-item>
          <text:p text:style-name="P29"><text:span text:style-name="Strong_20_Emphasis"><text:span text:style-name="T22">Systems that use a messaging broker such as RabbitMQ are by definition distributed. Since protocol methods (messages) sent are not guaranteed to reach the peer or be successfully processed by it, both publishers and consumers need a mechanism for delivery and processing confirmation.</text:span></text:span></text:p>
          <text:list>
            <text:list-item>
              <text:p text:style-name="P30"><text:span text:style-name="Strong_20_Emphasis"><text:span text:style-name="T22">Delivery processing acknowledgements from consumers to RabbitMQ are known as </text:span></text:span><text:span text:style-name="Strong_20_Emphasis"><text:span text:style-name="T57">acknowledgements</text:span></text:span><text:span text:style-name="Strong_20_Emphasis"><text:span text:style-name="T22">.</text:span></text:span></text:p>
            </text:list-item>
            <text:list-item>
              <text:p text:style-name="P30"><text:span text:style-name="Strong_20_Emphasis"><text:span text:style-name="T23">B</text:span></text:span><text:span text:style-name="Strong_20_Emphasis"><text:span text:style-name="T22">roker acknowledgements to publishers are a protocol extension called </text:span></text:span><text:span text:style-name="Strong_20_Emphasis"><text:span text:style-name="T57">publisher confirms</text:span></text:span><text:span text:style-name="Strong_20_Emphasis"><text:span text:style-name="T22">.</text:span></text:span></text:p>
            </text:list-item>
            <text:list-item>
              <text:p text:style-name="P30"><text:span text:style-name="Strong_20_Emphasis"><text:span text:style-name="T22">Both features build on the same idea and are inspired by TCP.</text:span></text:span></text:p>
            </text:list-item>
          </text:list>
        </text:list-item>
        <text:list-item>
          <text:p text:style-name="P3"><text:span text:style-name="Strong_20_Emphasis"><text:span text:style-name="T24">Most important points about rabbitmq:</text:span></text:span></text:p>
          <text:list>
            <text:list-item>
              <text:p text:style-name="P4"><text:span text:style-name="Strong_20_Emphasis"><text:span text:style-name="T27">RabbitMQ</text:span></text:span><text:span text:style-name="Strong_20_Emphasis"><text:span text:style-name="T7"> is a message broker: it accepts and forwards messages.</text:span></text:span></text:p>
              <text:p text:style-name="P4"><text:span text:style-name="Strong_20_Emphasis"><text:span text:style-name="T7">In a telecommunication network where programs communicate by exchanging formally-defined messages (that is, through the act of </text:span></text:span><text:a xlink:type="simple" xlink:href="http://whatis.techtarget.com/definition/messaging" text:style-name="Internet_20_link" text:visited-style-name="Visited_20_Internet_20_Link"><text:span text:style-name="Strong_20_Emphasis">messaging</text:span></text:a><text:span text:style-name="Strong_20_Emphasis"><text:span text:style-name="T7"> ), a message broker is an intermediary program that translates messages from the formal messaging protocol of the publisher to the formal messaging protocol of the receiver. Message broker programs are sometimes known as </text:span></text:span><text:a xlink:type="simple" xlink:href="http://searchsoa.techtarget.com/definition/middleware" text:style-name="Internet_20_link" text:visited-style-name="Visited_20_Internet_20_Link"><text:span text:style-name="Strong_20_Emphasis">middleware</text:span></text:a><text:span text:style-name="Strong_20_Emphasis"><text:span text:style-name="T7"> .</text:span></text:span></text:p>
            </text:list-item>
            <text:list-item>
              <text:p text:style-name="P4"><text:span text:style-name="Strong_20_Emphasis"><text:span text:style-name="T58">Producer:</text:span></text:span><text:span text:style-name="Strong_20_Emphasis"><text:span text:style-name="T2"> Application that sends the messages.</text:span></text:span></text:p>
            </text:list-item>
            <text:list-item>
              <text:p text:style-name="P5"><text:span text:style-name="Strong_20_Emphasis"><text:span text:style-name="T58">Consumer:</text:span></text:span><text:span text:style-name="Strong_20_Emphasis"><text:span text:style-name="T2"> Application that receives the messages.</text:span></text:span></text:p>
            </text:list-item>
            <text:list-item>
              <text:p text:style-name="P5"><text:span text:style-name="Strong_20_Emphasis"><text:span text:style-name="T58">Queue:</text:span></text:span><text:span text:style-name="Strong_20_Emphasis"><text:span text:style-name="T2"> Buffer that stores messages.</text:span></text:span></text:p>
            </text:list-item>
            <text:list-item>
              <text:p text:style-name="P5"><text:span text:style-name="Strong_20_Emphasis"><text:span text:style-name="T58">Message:</text:span></text:span><text:span text:style-name="Strong_20_Emphasis"><text:span text:style-name="T2"> Information that is sent from the producer to a consumer through RabbitMQ.</text:span></text:span></text:p>
            </text:list-item>
            <text:list-item>
              <text:p text:style-name="P5"><text:span text:style-name="Strong_20_Emphasis"><text:span text:style-name="T58">Connection:</text:span></text:span><text:span text:style-name="Strong_20_Emphasis"><text:span text:style-name="T2"> A connection is a TCP connection between your application and the RabbitMQ broker.</text:span></text:span></text:p>
            </text:list-item>
            <text:list-item>
              <text:p text:style-name="P5"><text:span text:style-name="Strong_20_Emphasis"><text:span text:style-name="T80">Channel:</text:span></text:span><text:span text:style-name="Strong_20_Emphasis"><text:span text:style-name="T69"> A channel is a virtual connection inside a connection. When you are publishing or consuming messages or subscribing to a queue is it all done over a channel.</text:span></text:span></text:p>
            </text:list-item>
            <text:list-item>
              <text:p text:style-name="P5"><text:span text:style-name="Strong_20_Emphasis"><text:span text:style-name="T58">Exchange:</text:span></text:span><text:span text:style-name="Strong_20_Emphasis"><text:span text:style-name="T2"> Receives messages from producers and pushes them to queues depending on rules defined by the exchange type. In order to receive messages, a queue needs to be bound to at least one exchange.</text:span></text:span></text:p>
            </text:list-item>
            <text:list-item>
              <text:p text:style-name="P5"><text:span text:style-name="Strong_20_Emphasis"><text:span text:style-name="T80">Binding:</text:span></text:span><text:span text:style-name="Strong_20_Emphasis"><text:span text:style-name="T69"> A binding is a link between a queue and an exchange.</text:span></text:span></text:p>
            </text:list-item>
            <text:list-item>
              <text:p text:style-name="P5"><text:span text:style-name="Strong_20_Emphasis"><text:span text:style-name="T80">Routing key:</text:span></text:span><text:span text:style-name="Strong_20_Emphasis"><text:span text:style-name="T69"> The routing key is a key that the exchange looks at to decide how to route the message to queues. The routing key is like an address for the message.</text:span></text:span></text:p>
            </text:list-item>
            <text:list-item>
              <text:p text:style-name="P5"><text:span text:style-name="Strong_20_Emphasis"><text:span text:style-name="T58">virtual host:</text:span></text:span><text:span text:style-name="Strong_20_Emphasis"><text:span text:style-name="T2"> A Virtual host provide a way to segregate applications using the same RabbitMQ instance. Different users can have different access privileges to different vhost and queues and exchanges can be created so they only exists in one vhost.</text:span></text:span></text:p>
            </text:list-item>
            <text:list-item>
              <text:p text:style-name="P6"><text:span text:style-name="Strong_20_Emphasis"><text:span text:style-name="T69">You may wish to see what queues RabbitMQ has and how many messages are in them. You can do it (as a privileged user) using the rabbitmqctl tool:</text:span></text:span></text:p>
              <text:list>
                <text:list-header>
                  <text:p text:style-name="P6"><text:span text:style-name="Strong_20_Emphasis"><text:span text:style-name="T69">sudo rabbitmqctl list_queues</text:span></text:span></text:p>
                </text:list-header>
              </text:list>
            </text:list-item>
            <text:list-item>
              <text:p text:style-name="P6"><text:span text:style-name="Strong_20_Emphasis"><text:span text:style-name="T2">It's a common mistake to miss the basicAck. It's an easy error, but the consequences are serious. Messages will be redelivered when your client quits (which may look like random redelivery), but RabbitMQ will eat more and more memory as it won't be able to release any unacked messages.</text:span></text:span></text:p>
              <text:p text:style-name="P6"><text:span text:style-name="Strong_20_Emphasis"><text:span text:style-name="T69">In order to debug this kind of mistake you can use rabbitmqctl to print the messages_unacknowledged field:</text:span></text:span></text:p>
              <text:list>
                <text:list-header>
                  <text:p text:style-name="P6"><text:span text:style-name="Strong_20_Emphasis"><text:span text:style-name="T69">sudo rabbitmqctl list_queues name messages_ready messages_unacknowledged</text:span></text:span></text:p>
                </text:list-header>
              </text:list>
            </text:list-item>
            <text:list-item>
              <text:p text:style-name="P7"><text:span text:style-name="Strong_20_Emphasis"><text:span text:style-name="T70">To list the exchanges on the server you can run the ever useful rabbitmqctl:</text:span></text:span></text:p>
              <text:list>
                <text:list-header>
                  <text:p text:style-name="P7"><text:span text:style-name="Strong_20_Emphasis"><text:span text:style-name="T70">sudo rabbitmqctl list_exchanges</text:span></text:span></text:p>
                </text:list-header>
              </text:list>
            </text:list-item>
            <text:list-item>
              <text:p text:style-name="P8"><text:span text:style-name="Strong_20_Emphasis"><text:span text:style-name="T70">You can list existing bindings using, you guessed it,</text:span></text:span></text:p>
              <text:list>
                <text:list-header>
                  <text:p text:style-name="P8"><text:span text:style-name="Strong_20_Emphasis"><text:span text:style-name="T71">sudo </text:span></text:span><text:span text:style-name="Strong_20_Emphasis"><text:span text:style-name="T70">rabbitmqctl list_bindings</text:span></text:span></text:p>
                </text:list-header>
              </text:list>
            </text:list-item>
            <text:list-item>
              <text:p text:style-name="P23"><text:span text:style-name="Strong_20_Emphasis"><text:span text:style-name="T37">Exclusive</text:span></text:span><text:span text:style-name="Strong_20_Emphasis"><text:span text:style-name="T11"> </text:span></text:span><text:span text:style-name="Strong_20_Emphasis"><text:span text:style-name="T37">queues</text:span></text:span><text:span text:style-name="Strong_20_Emphasis"><text:span text:style-name="T11"> </text:span></text:span><text:span text:style-name="Strong_20_Emphasis"><text:span text:style-name="T36">in</text:span></text:span><text:span text:style-name="Strong_20_Emphasis"><text:span text:style-name="T16"> </text:span></text:span><text:span text:style-name="Strong_20_Emphasis"><text:span text:style-name="T36">rabbitmq:</text:span></text:span><text:span text:style-name="Strong_20_Emphasis"><text:span text:style-name="T16"> Exclusive queues</text:span></text:span><text:span text:style-name="Strong_20_Emphasis"><text:span text:style-name="T11"> may only be accessed by the current connection, and are deleted when that connection closes. Passive declaration of an exclusive queue by other connections are not allowed.</text:span></text:span></text:p>
            </text:list-item>
            <text:list-item>
              <text:p text:style-name="P23"><text:span text:style-name="Strong_20_Emphasis"><text:span text:style-name="T11">En</text:span></text:span></text:p>
            </text:list-item>
          </text:list>
        </text:list-item>
        <text:list-item>
          <text:p text:style-name="P9"><text:span text:style-name="Strong_20_Emphasis"><text:span text:style-name="T25">How to install </text:span></text:span><text:span text:style-name="Strong_20_Emphasis"><text:span text:style-name="T26">and setup</text:span></text:span><text:span text:style-name="Strong_20_Emphasis"><text:span text:style-name="T25"> rabbitmq:</text:span></text:span></text:p>
          <text:list>
            <text:list-item>
              <text:p text:style-name="P10"><text:span text:style-name="Strong_20_Emphasis"><text:span text:style-name="T3">Four commands under the heading:</text:span></text:span></text:p>
              <text:list>
                <text:list-header>
                  <text:p text:style-name="P11"><text:span text:style-name="Strong_20_Emphasis"><text:span text:style-name="T68">Using rabbitmq.com APT Repository</text:span></text:span></text:p>
                </text:list-header>
              </text:list>
              <text:p text:style-name="P11"><text:span text:style-name="Strong_20_Emphasis"><text:span text:style-name="T1">on the followin</text:span></text:span><text:span text:style-name="Strong_20_Emphasis"><text:span text:style-name="T4">g page:</text:span></text:span></text:p>
              <text:list text:continue-numbering="true">
                <text:list-header>
                  <text:p text:style-name="P11"><text:soft-page-break/><text:a xlink:type="simple" xlink:href="https://www.rabbitmq.com/install-debian.html" text:style-name="Internet_20_link" text:visited-style-name="Visited_20_Internet_20_Link"><text:span text:style-name="Strong_20_Emphasis"><text:span text:style-name="T3">https://www.rabbitmq.com/install-debian.html</text:span></text:span></text:a></text:p>
                </text:list-header>
              </text:list>
            </text:list-item>
            <text:list-item>
              <text:p text:style-name="P11"><text:span text:style-name="Strong_20_Emphasis"><text:span text:style-name="T5">After installing rabbitmq, run the following command:</text:span></text:span></text:p>
              <text:p text:style-name="P12"><text:span text:style-name="Strong_20_Emphasis"><text:span text:style-name="T67">rabbitmq-plugins enable rabbitmq_management</text:span></text:span></text:p>
            </text:list-item>
            <text:list-item>
              <text:p text:style-name="P13"><text:span text:style-name="Strong_20_Emphasis"><text:span text:style-name="T65">To stop or start rabbitmq-server</text:span></text:span></text:p>
              <text:p text:style-name="P13"><text:span text:style-name="Strong_20_Emphasis"><text:span text:style-name="T65">service rabbitmq-server stop</text:span></text:span></text:p>
              <text:p text:style-name="P13"><text:span text:style-name="Strong_20_Emphasis"><text:span text:style-name="T65">service rabbitmq-server start</text:span></text:span></text:p>
            </text:list-item>
          </text:list>
        </text:list-item>
        <text:list-item>
          <text:p text:style-name="P14"><text:span text:style-name="Strong_20_Emphasis"><text:span text:style-name="T28">RabbitMq Tutorial:</text:span></text:span></text:p>
        </text:list-item>
      </text:list>
      <text:list xml:id="list531527305523224353" text:style-name="L22">
        <text:list-item>
          <text:list>
            <text:list-item>
              <text:p text:style-name="P46"><text:span text:style-name="Strong_20_Emphasis"><text:span text:style-name="T76">Declaring a queue is idempotent - it will only be created if it doesn't exist already. The message content is a byte array, so you can encode whatever you like there.</text:span></text:span></text:p>
            </text:list-item>
            <text:list-item>
              <text:p text:style-name="P46"><text:span text:style-name="Strong_20_Emphasis"><text:span text:style-name="T44">queueDeclare method of channel:</text:span></text:span></text:p>
            </text:list-item>
          </text:list>
        </text:list-item>
      </text:list>
      <text:list xml:id="list234411657193274" text:continue-list="list6451883711754028986" text:style-name="L1">
        <text:list-item>
          <text:list>
            <text:list-header>
              <text:p text:style-name="P24"><text:a xlink:type="simple" xlink:href="https://www.rabbitmq.com/releases/rabbitmq-java-client/v1.7.0/rabbitmq-java-client-javadoc-1.7.0/com/rabbitmq/client/Channel.html#queueDeclare(java.lang.String,%20boolean,%20boolean,%20boolean,%20boolean,%20java.util.Map" text:style-name="Internet_20_link" text:visited-style-name="Visited_20_Internet_20_Link"><text:span text:style-name="Strong_20_Emphasis">https://www.rabbitmq.com/releases/rabbitmq-java-client/v1.7.0/rabbitmq-java-client-javadoc-1.7.0/com/rabbitmq/client/Channel.html#queueDeclare(java.lang.String,%20boolean,%20boolean,%20boolean,%20boolean,%20java.util.Map</text:span></text:a><text:span text:style-name="Strong_20_Emphasis"><text:span text:style-name="T43">)</text:span></text:span></text:p>
            </text:list-header>
            <text:list-item>
              <text:p text:style-name="P24"><text:span text:style-name="Strong_20_Emphasis"><text:span text:style-name="T43">b</text:span></text:span><text:span text:style-name="Strong_20_Emphasis"><text:span text:style-name="T45">asicPublish method of Channel:</text:span></text:span></text:p>
              <text:p text:style-name="P24"><text:a xlink:type="simple" xlink:href="https://www.rabbitmq.com/releases/rabbitmq-java-client/v1.7.0/rabbitmq-java-client-javadoc-1.7.0/com/rabbitmq/client/Channel.html#basicPublish(java.lang.String,%20java.lang.String,%20com.rabbitmq.client.AMQP.BasicProperties,%20byte" text:style-name="Internet_20_link" text:visited-style-name="Visited_20_Internet_20_Link"><text:span text:style-name="Strong_20_Emphasis">https://www.rabbitmq.com/releases/rabbitmq-java-client/v1.7.0/rabbitmq-java-client-javadoc-1.7.0/com/rabbitmq/client/Channel.html#basicPublish(java.lang.String,%20java.lang.String,%20com.rabbitmq.client.AMQP.BasicProperties,%20byte</text:span></text:a><text:span text:style-name="Strong_20_Emphasis"><text:span text:style-name="T77">[])</text:span></text:span></text:p>
            </text:list-item>
            <text:list-item>
              <text:p text:style-name="P24"><text:span text:style-name="Strong_20_Emphasis"><text:span text:style-name="T46">handleDelivery method of Consumer interface:</text:span></text:span></text:p>
              <text:p text:style-name="P24"><text:a xlink:type="simple" xlink:href="https://www.rabbitmq.com/releases/rabbitmq-java-client/v3.5.4/rabbitmq-java-client-javadoc-3.5.4/com/rabbitmq/client/DefaultConsumer.html#handleDelivery(java.lang.String,%20com.rabbitmq.client.Envelope,%20com.rabbitmq.client.AMQP.BasicProperties,%20byte" text:style-name="Internet_20_link" text:visited-style-name="Visited_20_Internet_20_Link"><text:span text:style-name="Strong_20_Emphasis">https://www.rabbitmq.com/releases/rabbitmq-java-client/v3.5.4/rabbitmq-java-client-javadoc-3.5.4/com/rabbitmq/client/DefaultConsumer.html#handleDelivery(java.lang.String,%20com.rabbitmq.client.Envelope,%20com.rabbitmq.client.AMQP.BasicProperties,%20byte</text:span></text:a><text:span text:style-name="Strong_20_Emphasis"><text:span text:style-name="T78">[])</text:span></text:span></text:p>
            </text:list-item>
          </text:list>
        </text:list-item>
      </text:list>
      <text:list xml:id="list1713481340153003568" text:style-name="L9">
        <text:list-item>
          <text:list>
            <text:list-item>
              <text:p text:style-name="P34"><text:span text:style-name="Strong_20_Emphasis"><text:span text:style-name="T48">basicConsume method of channel</text:span></text:span><text:span text:style-name="Strong_20_Emphasis"><text:span text:style-name="T46">:</text:span></text:span></text:p>
            </text:list-item>
          </text:list>
        </text:list-item>
      </text:list>
      <text:list xml:id="list4301460113649662410" text:style-name="L10">
        <text:list-item>
          <text:list>
            <text:list-header>
              <text:p text:style-name="P35"><text:a xlink:type="simple" xlink:href="https://www.rabbitmq.com/releases/rabbitmq-java-client/v2.7.1/rabbitmq-java-client-javadoc-2.7.1/com/rabbitmq/client/Channel.html#basicConsume(java.lang.String,%20boolean,%20java.lang.String,%20boolean,%20boolean,%20java.util.Map,%20com.rabbitmq.client.Consumer" text:style-name="Internet_20_link" text:visited-style-name="Visited_20_Internet_20_Link"><text:span text:style-name="Strong_20_Emphasis">https://www.rabbitmq.com/releases/rabbitmq-java-client/v2.7.1/rabbitmq-java-client-javadoc-2.7.1/com/rabbitmq/client/Channel.html#basicConsume(java.lang.String,%20boolean,%20java.lang.String,%20boolean,%20boolean,%20java.util.Map,%20com.rabbitmq.client.Consumer</text:span></text:a><text:span text:style-name="Strong_20_Emphasis"><text:span text:style-name="T79">)</text:span></text:span></text:p>
            </text:list-header>
          </text:list>
        </text:list-item>
      </text:list>
      <text:list xml:id="list5966146793500900234" text:style-name="L11">
        <text:list-item>
          <text:list>
            <text:list-item>
              <text:p text:style-name="P36"><text:span text:style-name="Strong_20_Emphasis"><text:span text:style-name="T9">A</text:span></text:span><text:span text:style-name="Strong_20_Emphasis"><text:span text:style-name="T8"> </text:span></text:span><text:span text:style-name="Emphasis"><text:span text:style-name="T66">Work Queue</text:span></text:span><text:span text:style-name="Strong_20_Emphasis"><text:span text:style-name="T8"> </text:span></text:span><text:span text:style-name="Strong_20_Emphasis"><text:span text:style-name="T10">is</text:span></text:span><text:span text:style-name="Strong_20_Emphasis"><text:span text:style-name="T8"> used to distribute time-consuming tasks among multiple workers. The main idea behind Work Queues (aka: </text:span></text:span><text:span text:style-name="Emphasis"><text:span text:style-name="T66">Task Queues</text:span></text:span><text:span text:style-name="Strong_20_Emphasis"><text:span text:style-name="T8">) is to avoid doing a resource-intensive task immediately and having to wait for it to complete. Instead we schedule the task to be done later. We encapsulate a </text:span></text:span><text:span text:style-name="Emphasis"><text:span text:style-name="T66">task</text:span></text:span><text:span text:style-name="Strong_20_Emphasis"><text:span text:style-name="T8"> as a message and send it to a queue. A worker process running in the background will pop the tasks and eventually execute the job. When you run many workers the tasks will be shared between them.</text:span></text:span></text:p>
            </text:list-item>
          </text:list>
        </text:list-item>
      </text:list>
      <text:list xml:id="list1817745725419376332" text:style-name="L12">
        <text:list-item>
          <text:list>
            <text:list-header>
              <text:p text:style-name="P37"><text:span text:style-name="Strong_20_Emphasis"><text:span text:style-name="T8"><text:s text:c="8"/>This concept is especially useful in web applications where it's impossible to handle a complex task during a short HTTP request window.</text:span></text:span></text:p>
            </text:list-header>
          </text:list>
        </text:list-item>
      </text:list>
      <text:list xml:id="list2286604387906977530" text:style-name="L13">
        <text:list-item>
          <text:list>
            <text:list-item>
              <text:p text:style-name="P38"><text:span text:style-name="Strong_20_Emphasis"><text:span text:style-name="T34">basicQos method of Channel:</text:span></text:span></text:p>
              <text:p text:style-name="P38"><text:a xlink:type="simple" xlink:href="https://www.rabbitmq.com/releases/rabbitmq-java-client/v1.7.0/rabbitmq-java-client-javadoc-1.7.0/com/rabbitmq/client/Channel.html#basicQos(int" text:style-name="Internet_20_link" text:visited-style-name="Visited_20_Internet_20_Link"><text:span text:style-name="Strong_20_Emphasis">https://www.rabbitmq.com/releases/rabbitmq-java-client/v1.7.0/rabbitmq-java-client-javadoc-1.7.0/com/rabbitmq/client/Channel.html#basicQos(int</text:span></text:a><text:span text:style-name="Strong_20_Emphasis"><text:span text:style-name="T49">)</text:span></text:span></text:p>
            </text:list-item>
          </text:list>
        </text:list-item>
      </text:list>
      <text:list xml:id="list5127524858931203241" text:style-name="L14">
        <text:list-item>
          <text:list>
            <text:list-item>
              <text:p text:style-name="P39"><text:span text:style-name="Strong_20_Emphasis"><text:span text:style-name="T35">basicAck method of Channel:</text:span></text:span></text:p>
              <text:p text:style-name="P39"><text:a xlink:type="simple" xlink:href="https://www.rabbitmq.com/releases/rabbitmq-java-client/v1.7.0/rabbitmq-java-client-javadoc-1.7.0/com/rabbitmq/client/Channel.html#basicAck(long,%20boolean" text:style-name="Internet_20_link" text:visited-style-name="Visited_20_Internet_20_Link"><text:span text:style-name="Strong_20_Emphasis">https://www.rabbitmq.com/releases/rabbitmq-java-client/v1.7.0/rabbitmq-java-client-javadoc-1.7.0/com/rabbitmq/client/Channel.html#basicAck(long,%20boolean</text:span></text:a><text:span text:style-name="Strong_20_Emphasis"><text:span text:style-name="T50">)</text:span></text:span></text:p>
            </text:list-item>
          </text:list>
        </text:list-item>
      </text:list>
      <text:list xml:id="list8409226616715040595" text:style-name="L15">
        <text:list-item>
          <text:list>
            <text:list-item>
              <text:p text:style-name="P40"><text:span text:style-name="Strong_20_Emphasis"><text:span text:style-name="T12">When we</text:span></text:span><text:span text:style-name="Strong_20_Emphasis"><text:span text:style-name="T6"> deliver a message to multiple consumers, </text:span></text:span><text:span text:style-name="Strong_20_Emphasis"><text:span text:style-name="T17">t</text:span></text:span><text:span text:style-name="Strong_20_Emphasis"><text:span text:style-name="T6">his pattern is known as "publish/subscribe".</text:span></text:span></text:p>
            </text:list-item>
          </text:list>
        </text:list-item>
      </text:list>
      <text:list xml:id="list2123460538985263137" text:style-name="L16">
        <text:list-item>
          <text:list>
            <text:list-item>
              <text:p text:style-name="P41"><text:span text:style-name="Strong_20_Emphasis"><text:span text:style-name="T38">exchangeDeclare method of Channel:</text:span></text:span></text:p>
              <text:p text:style-name="P41"><text:a xlink:type="simple" xlink:href="https://www.rabbitmq.com/releases/rabbitmq-java-client/v1.7.0/rabbitmq-java-client-javadoc-1.7.0/com/rabbitmq/client/Channel.html#exchangeDeclare(java.lang.String,%20java.lang.String,%20boolean,%20boolean,%20boolean,%20java.util.Map" text:style-name="Internet_20_link" text:visited-style-name="Visited_20_Internet_20_Link"><text:span text:style-name="Strong_20_Emphasis"><text:span text:style-name="T59">https://www.rabbitmq.com/releases/rabbitmq-java-client/v1.7.0/rabbitmq-java-client-javadoc-1.7.0/com/rabbitmq/client/Channel.html#exchangeDeclare(java.lang.String,%20java.lang.String,%20boolean,%20boolean,%20boolean,%20java.util.Map</text:span></text:span></text:a><text:span text:style-name="Strong_20_Emphasis"><text:span text:style-name="T13">)</text:span></text:span></text:p>
            </text:list-item>
          </text:list>
        </text:list-item>
      </text:list>
      <text:list xml:id="list2027123130306927820" text:style-name="L18">
        <text:list-item>
          <text:list>
            <text:list-item>
              <text:p text:style-name="P42"><text:span text:style-name="Strong_20_Emphasis"><text:span text:style-name="T13">In the Java client, when we supply no parameters to queueDeclare() we create a non-durable, exclusive, autodelete queue with a generated name:</text:span></text:span></text:p>
            </text:list-item>
          </text:list>
        </text:list-item>
      </text:list>
      <text:list xml:id="list2571814291306443173" text:style-name="L19">
        <text:list-item>
          <text:list>
            <text:list-item>
              <text:list>
                <text:list-header>
                  <text:p text:style-name="P43"><text:span text:style-name="Strong_20_Emphasis"><text:span text:style-name="T13">String queueName = channel.queueDeclare().getQueue();</text:span></text:span></text:p>
                </text:list-header>
              </text:list>
            </text:list-item>
          </text:list>
        </text:list-item>
      </text:list>
      <text:list xml:id="list6576863653381766115" text:style-name="L20">
        <text:list-item>
          <text:list>
            <text:list-item>
              <text:p text:style-name="P44"><text:span text:style-name="Strong_20_Emphasis"><text:span text:style-name="T51">queueBind method of Channel:</text:span></text:span></text:p>
            </text:list-item>
          </text:list>
        </text:list-item>
      </text:list>
      <text:list xml:id="list3130234091287791730" text:style-name="L21">
        <text:list-item>
          <text:list>
            <text:list-header>
              <text:p text:style-name="P45"><text:a xlink:type="simple" xlink:href="https://www.rabbitmq.com/releases/rabbitmq-java-client/v1.7.0/rabbitmq-java-client-javadoc-1.7.0/com/rabbitmq/client/Channel.html#queueBind(java.lang.String,%20java.lang.String,%20java.lang.String,%20java.util.Map" text:style-name="Internet_20_link" text:visited-style-name="Visited_20_Internet_20_Link"><text:span text:style-name="Strong_20_Emphasis">https://www.rabbitmq.com/releases/rabbitmq-java-client/v1.7.0/rabbitmq-java-client-javadoc-</text:span></text:a><text:a xlink:type="simple" xlink:href="https://www.rabbitmq.com/releases/rabbitmq-java-client/v1.7.0/rabbitmq-java-client-javadoc-1.7.0/com/rabbitmq/client/Channel.html#queueBind(java.lang.String,%20java.lang.String,%20java.lang.String,%20java.util.Map" text:style-name="Internet_20_link" text:visited-style-name="Visited_20_Internet_20_Link"><text:span text:style-name="Strong_20_Emphasis">1.7.0/com/rabbitmq/client/Channel.html#queueBind(java.lang.String,%20java.lang.String,%20java.lang.String,%20java.util.Map</text:span></text:a><text:span text:style-name="Strong_20_Emphasis"><text:span text:style-name="T13">)</text:span></text:span></text:p>
            </text:list-header>
          </text:list>
        </text:list-item>
      </text:list>
      <text:list xml:id="list234413537901078" text:continue-list="list6576863653381766115" text:style-name="L20">
        <text:list-item>
          <text:list>
            <text:list-item>
              <text:p text:style-name="P44"><text:span text:style-name="Strong_20_Emphasis"><text:span text:style-name="T38">First tutoria</text:span></text:span><text:span text:style-name="Strong_20_Emphasis"><text:span text:style-name="T46">l:</text:span></text:span></text:p>
            </text:list-item>
          </text:list>
        </text:list-item>
      </text:list>
      <text:list xml:id="list234411919918847" text:continue-list="list234411657193274" text:style-name="L1">
        <text:list-item>
          <text:list>
            <text:list-header>
              <text:p text:style-name="P24"><text:a xlink:type="simple" xlink:href="https://www.rabbitmq.com/tutorials/tutorial-one-java.html" text:style-name="Internet_20_link" text:visited-style-name="Visited_20_Internet_20_Link"><text:span text:style-name="Strong_20_Emphasis"><text:span text:style-name="T38">https://www.rabbitmq.com/tutorials/tutorial-one-java.html</text:span></text:span></text:a></text:p>
            </text:list-header>
            <text:list-item>
              <text:p text:style-name="P25"><text:span text:style-name="Strong_20_Emphasis"><text:span text:style-name="T47">Second tutorial:</text:span></text:span></text:p>
              <text:p text:style-name="P25"><text:a xlink:type="simple" xlink:href="https://www.rabbitmq.com/tutorials/tutorial-two-java.html" text:style-name="Internet_20_link" text:visited-style-name="Visited_20_Internet_20_Link"><text:span text:style-name="Strong_20_Emphasis"><text:span text:style-name="T39">https://www.rabbitmq.com/tutorials/tutorial-two-java.html</text:span></text:span></text:a></text:p>
            </text:list-item>
            <text:list-item>
              <text:p text:style-name="P25"><text:soft-page-break/><text:span text:style-name="Strong_20_Emphasis"><text:span text:style-name="T47">Third tutorial:</text:span></text:span></text:p>
              <text:p text:style-name="P25"><text:a xlink:type="simple" xlink:href="https://www.rabbitmq.com/tutorials/tutorial-three-java.html" text:style-name="Internet_20_link" text:visited-style-name="Visited_20_Internet_20_Link"><text:span text:style-name="Strong_20_Emphasis"><text:span text:style-name="T40">https://www.rabbitmq.com/tutorials/tutorial-three-java.html</text:span></text:span></text:a></text:p>
            </text:list-item>
            <text:list-item>
              <text:p text:style-name="P25"><text:span text:style-name="Strong_20_Emphasis"><text:span text:style-name="T47">Fourth tutorial:</text:span></text:span></text:p>
              <text:p text:style-name="P25"><text:a xlink:type="simple" xlink:href="https://www.rabbitmq.com/tutorials/tutorial-four-java.html" text:style-name="Internet_20_link" text:visited-style-name="Visited_20_Internet_20_Link"><text:span text:style-name="Strong_20_Emphasis"><text:span text:style-name="T41">https://www.rabbitmq.com/tutorials/tutorial-four-java.html</text:span></text:span></text:a></text:p>
            </text:list-item>
            <text:list-item>
              <text:p text:style-name="P25"><text:span text:style-name="Strong_20_Emphasis"><text:span text:style-name="T47">Fifth tutorial:</text:span></text:span></text:p>
              <text:p text:style-name="P25"><text:a xlink:type="simple" xlink:href="https://www.rabbitmq.com/tutorials/tutorial-five-java.html" text:style-name="Internet_20_link" text:visited-style-name="Visited_20_Internet_20_Link"><text:span text:style-name="Strong_20_Emphasis"><text:span text:style-name="T42">https://www.rabbitmq.com/tutorials/tutorial-five-java.html</text:span></text:span></text:a></text:p>
            </text:list-item>
            <text:list-item>
              <text:p text:style-name="P26"><text:span text:style-name="Strong_20_Emphasis"><text:span text:style-name="T85">Sixth tutorial </text:span></text:span><text:span text:style-name="Strong_20_Emphasis"><text:span text:style-name="T86">(R</text:span></text:span><text:span text:style-name="Strong_20_Emphasis"><text:span text:style-name="T87">emote </text:span></text:span><text:span text:style-name="Strong_20_Emphasis"><text:span text:style-name="T86">P</text:span></text:span><text:span text:style-name="Strong_20_Emphasis"><text:span text:style-name="T87">rocedure </text:span></text:span><text:span text:style-name="Strong_20_Emphasis"><text:span text:style-name="T86">C</text:span></text:span><text:span text:style-name="Strong_20_Emphasis"><text:span text:style-name="T87">alls using RabbitMQ</text:span></text:span><text:span text:style-name="Strong_20_Emphasis"><text:span text:style-name="T86">)</text:span></text:span><text:span text:style-name="Strong_20_Emphasis"><text:span text:style-name="T85">:</text:span></text:span></text:p>
              <text:p text:style-name="P27"><text:a xlink:type="simple" xlink:href="https://www.rabbitmq.com/tutorials/tutorial-six-java.html" text:style-name="Internet_20_link" text:visited-style-name="Visited_20_Internet_20_Link"><text:span text:style-name="Strong_20_Emphasis"><text:span text:style-name="T88">https://www.rabbitmq.com/tutorials/tutorial-six-java.html</text:span></text:span></text:a></text:p>
            </text:list-item>
            <text:list-item>
              <text:p text:style-name="P28"><text:span text:style-name="Strong_20_Emphasis"><text:span text:style-name="T54">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Raleway" svg:font-family="Raleway, sans-serif"/>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8T23:44:05.844250245</dc:date>
    <meta:editing-cycles>2482</meta:editing-cycles>
    <meta:editing-duration>P24DT16H53M36S</meta:editing-duration>
    <meta:generator>LibreOffice/5.1.6.2$Linux_X86_64 LibreOffice_project/10m0$Build-2</meta:generator>
    <meta:document-statistic meta:table-count="0" meta:image-count="0" meta:object-count="0" meta:page-count="3" meta:paragraph-count="78" meta:word-count="900" meta:character-count="7472" meta:non-whitespace-character-count="67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